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1" style:font-size-complex="14pt" style:language-complex="hi" style:country-complex="IN"/>
    </style:style>
    <style:style style:name="P4" style:family="paragraph" style:parent-style-name="Standard" style:master-page-name="Standard">
      <style:paragraph-properties fo:margin-top="0cm" fo:margin-bottom="0cm" style:contextual-spacing="false" fo:line-height="100%" style:page-number="1"/>
      <style:text-properties fo:color="#ff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1" style:font-size-complex="14pt" style:language-complex="hi" style:country-complex="IN"/>
    </style:style>
    <style:style style:name="P8" style:family="paragraph" style:parent-style-name="Standard" style:list-style-name="WWNum1">
      <style:paragraph-properties fo:margin-top="0cm" fo:margin-bottom="0cm" style:contextual-spacing="false" fo:padding="0cm" fo:border="none" style:shadow="none" style:join-border="false"/>
    </style:style>
    <style:style style:name="P9" style:family="paragraph" style:parent-style-name="Standard" style:list-style-name="WWNum1">
      <style:paragraph-properties fo:margin-top="0cm" fo:margin-bottom="0cm" style:contextual-spacing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 style:list-style-name="WWNum1">
      <style:paragraph-properties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 style:list-style-name="WWNum2">
      <style:paragraph-properties fo:margin-top="0cm" fo:margin-bottom="0cm" style:contextual-spacing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 style:list-style-name="WWNum2">
      <style:paragraph-properties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0615cd" style:font-name-asian="Times New Roman1" style:font-size-asian="14pt" style:font-name-complex="Times New Roman1" style:font-size-complex="14pt"/>
    </style:style>
    <style:style style:name="T3" style:family="text">
      <style:text-properties officeooo:rsid="00099458"/>
    </style:style>
    <style:style style:name="T4" style:family="text">
      <style:text-properties officeooo:rsid="000a3176"/>
    </style:style>
    <style:style style:name="T5" style:family="text">
      <style:text-properties officeooo:rsid="000dc7ea"/>
    </style:style>
    <style:style style:name="T6" style:family="text">
      <style:text-properties officeooo:rsid="00106f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 -1</text:p>
      <text:p text:style-name="P1"/>
      <text:p text:style-name="P1">1. In your home directory, create sets of empty practice files </text:p>
      <text:list xml:id="list1014608089" text:style-name="WWNum1">
        <text:list-item>
          <text:p text:style-name="P8"><text:span text:style-name="T1">Create 6 files with names of the form songsX.mp3. <text:s/>-→touch</text:span><text:span text:style-name="T2"> songs{1..6}.mp3</text:span></text:p>
        </text:list-item>
        <text:list-item>
          <text:p text:style-name="P9">Create 6 files with names of the form snapX.jpg.</text:p>
        </text:list-item>
        <text:list-item>
          <text:p text:style-name="P10">Create 6 files with names of the form filmX.avi.</text:p>
        </text:list-item>
      </text:list>
      <text:p text:style-name="P1">In each set, replace X with the numbers 1 through 6.<text:bookmark text:name="_GoBack"/></text:p>
      <text:p text:style-name="P1">2. From your home directory,</text:p>
      <text:list xml:id="list2774183240" text:style-name="WWNum2">
        <text:list-item>
          <text:p text:style-name="P11">Move songs file into your Music subdirectory. → mv try/inside/*.mp4 try/outside/</text:p>
        </text:list-item>
        <text:list-item>
          <text:p text:style-name="P11">Move snap file into your Pictures subdirectory.</text:p>
        </text:list-item>
        <text:list-item>
          <text:p text:style-name="P12">Move your movie files into Videos subdirectory <text:s/></text:p>
        </text:list-item>
      </text:list>
      <text:p text:style-name="P1">3. Create 3 subdirectories for organizing your files named friends,family,work → <text:span text:style-name="T3">mkdir names ...</text:span></text:p>
      <text:p text:style-name="P2">4. Copy files (all types ) containing numbers 1 and 2 to the friends folder. → cp friends/file{1,2}.txt work/</text:p>
      <text:p text:style-name="P2"><text:s text:c="4"/>Copy files (all types) containing numbers 3 and 4 to the family folder.</text:p>
      <text:p text:style-name="P2"><text:s text:c="4"/>Copy files (all types) containing numbers 5 and 6 to the work folder.</text:p>
      <text:p text:style-name="P2"/>
      <text:p text:style-name="P3">6. Delete all files in family subdirectory. → <text:span text:style-name="T3">rm family/*</text:span></text:p>
      <text:p text:style-name="P3"/>
      <text:p text:style-name="P3">7. Delete friends subdirectory → <text:span text:style-name="T4">sudo rmdir friends</text:span></text:p>
      <text:p text:style-name="P3"/>
      <text:p text:style-name="P3">8. Create user tom , bob , sam , prince → <text:span text:style-name="T4">sudo adduser/useradd name</text:span></text:p>
      <text:p text:style-name="P3"><text:tab/><text:tab/><text:tab/><text:tab/><text:tab/></text:p>
      <text:p text:style-name="P3"><text:tab/><text:tab/><text:tab/><text:span text:style-name="T4">for delete a user → sudo deluser username</text:span></text:p>
      <text:p text:style-name="P3"/>
      <text:p text:style-name="P3">9. Create Group dac , dbda ,ditiss → <text:span text:style-name="T4">sudo addgroup name</text:span></text:p>
      <text:p text:style-name="P3"/>
      <text:p text:style-name="P3">10. add user</text:p>
      <text:p text:style-name="P3"><text:tab/></text:p>
      <text:p text:style-name="P3"><text:tab/>Tom in dac <text:s/>→ sudo adduser user<text:span text:style-name="T5">name</text:span> <text:span text:style-name="T5">group</text:span>name</text:p>
      <text:p text:style-name="P3"><text:tab/>Bob in dbda</text:p>
      <text:p text:style-name="P3"><text:tab/>Sam in ditiss</text:p>
      <text:p text:style-name="P3"><text:soft-page-break/></text:p>
      <text:p text:style-name="P3">11. login as prince and create iacsd directory <text:s/>in /tmp and create 4 files in iacsd with name project-1 project-2 upto 4</text:p>
      <text:p text:style-name="P3"/>
      <text:p text:style-name="P3">12. assign permissions to project files as below</text:p>
      <text:p text:style-name="P3"/>
      <text:p text:style-name="P3"><text:tab/>Project-1 – tom should be owner of this → sudo chown tom file1.txt</text:p>
      <text:p text:style-name="P3"><text:tab/>Project-2 – dac should be owner of this</text:p>
      <text:p text:style-name="P3"><text:tab/>Project-3 --- others should not have any permission but tom should have rw access → sudo chmod 660 file1.txt</text:p>
      <text:p text:style-name="P3"><text:tab/>Project-4 – dbda group should have rwx permissions. → <text:span text:style-name="T6">made owner for rwx</text:span></text:p>
      <text:p text:style-name="P3"><text:tab/></text:p>
      <text:p text:style-name="P3"/>
      <text:p text:style-name="P2"/>
      <text:p text:style-name="Standard"><text:bookmark text:name="_heading=h.gjdgx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ika</meta:initial-creator>
    <meta:editing-cycles>5</meta:editing-cycles>
    <meta:creation-date>2021-05-06T12:49:00</meta:creation-date>
    <dc:date>2024-03-10T23:54:49.925408032</dc:date>
    <meta:editing-duration>PT11M52S</meta:editing-duration>
    <meta:generator>LibreOffice/7.3.7.2$Linux_X86_64 LibreOffice_project/30$Build-2</meta:generator>
    <meta:document-statistic meta:table-count="0" meta:image-count="0" meta:object-count="0" meta:page-count="2" meta:paragraph-count="32" meta:word-count="296" meta:character-count="1675" meta:non-whitespace-character-count="1380"/>
    <meta:user-defined meta:name="AppVersion">16.0000</meta:user-defined>
    <meta:template xlink:type="simple" xlink:actuate="onRequest" xlink:title="Normal" xlink:href=""/>
  </office:meta>
</office:document-meta>
</file>